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interview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Mrs J Daniel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joel to discuss multimedia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A Daniel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ar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Baxt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s Wallac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Jo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Charle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Amel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Charl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Robinson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Stead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Amel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Jame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Jo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 Mitchell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ultimedia needs edi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O'Connell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Cros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Har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Clark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0:57:57.498023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0:47:11.328401054</meta:creation-date>
    <dc:date>2016-06-27T10:59:37.004974134</dc:date>
    <meta:editing-duration>PT40M21S</meta:editing-duration>
    <meta:editing-cycles>8</meta:editing-cycles>
    <meta:generator>LibreOffice/4.2.8.2$Linux_X86_64 LibreOffice_project/420m0$Build-2</meta:generator>
    <meta:document-statistic meta:table-count="1" meta:cell-count="54" meta:object-count="0"/>
  </office:meta>
</office:document-meta>
</file>